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7c729" officeooo:paragraph-rsid="0017c7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ero comenzar con el agradecimiento al grupo 1 por la ayuda en el aprendizaje y el material “LED1502A” ya que mi grupo no contaba con dicho material y el grupo 1 estuvo dispuesto ayudar. Dejando eso de lado, volvió un problema que pensábamos <text:s/>resulto; El manojo de cables que dificultan la manipulación. El código fue tratado por secciones: 1) Uso y creación de tiempo (Días,horas). 2) Creación de la arquitectura de la base de datos. 3) Uso del “1502A”. Por separados cada sección funciona correctamente, al unirlos el Arduino se llenaba de memoria provocando fallos,entonces se decidió por reducir có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22:21:48.889000000</meta:creation-date>
    <dc:date>2024-12-23T22:31:43.337000000</dc:date>
    <meta:editing-duration>PT9M54S</meta:editing-duration>
    <meta:editing-cycles>1</meta:editing-cycles>
    <meta:document-statistic meta:table-count="0" meta:image-count="0" meta:object-count="0" meta:page-count="1" meta:paragraph-count="1" meta:word-count="100" meta:character-count="609" meta:non-whitespace-character-count="509"/>
    <meta:generator>LibreOffice/24.8.3.2$Windows_X86_64 LibreOffice_project/48a6bac9e7e268aeb4c3483fcf825c94556d9f92</meta:generator>
  </office:meta>
</office:document-meta>
</file>